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47in" fo:margin-left="0in" fo:margin-right="-0.0097in" fo:break-before="page" table:align="margins"/>
    </style:style>
    <style:style style:name="Table1.A" style:family="table-column">
      <style:table-column-properties style:column-width="4.2264in" style:rel-column-width="39940*"/>
    </style:style>
    <style:style style:name="Table1.B" style:family="table-column">
      <style:table-column-properties style:column-width="2.7083in" style:rel-column-width="25595*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6.125in" style:rel-column-width="57946*"/>
    </style:style>
    <style:style style:name="Table2.B" style:family="table-column">
      <style:table-column-properties style:column-width="0.8021in" style:rel-column-width="7589*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2028in" style:rel-column-width="11382*"/>
    </style:style>
    <style:style style:name="Table8.B" style:family="table-column">
      <style:table-column-properties style:column-width="0.1611in" style:rel-column-width="1524*"/>
    </style:style>
    <style:style style:name="Table8.C" style:family="table-column">
      <style:table-column-properties style:column-width="2.4618in" style:rel-column-width="23297*"/>
    </style:style>
    <style:style style:name="Table8.D" style:family="table-column">
      <style:table-column-properties style:column-width="0.1326in" style:rel-column-width="1255*"/>
    </style:style>
    <style:style style:name="Table8.E" style:family="table-column">
      <style:table-column-properties style:column-width="0.8715in" style:rel-column-width="8247*"/>
    </style:style>
    <style:style style:name="Table8.F" style:family="table-column">
      <style:table-column-properties style:column-width="0.7681in" style:rel-column-width="7268*"/>
    </style:style>
    <style:style style:name="Table8.G" style:family="table-column">
      <style:table-column-properties style:column-width="1.3271in" style:rel-column-width="12562*"/>
    </style:style>
    <style:style style:name="Table8.A1" style:family="table-cell">
      <style:table-cell-properties fo:padding="0.0382in" fo:border="none"/>
    </style:style>
    <style:style style:name="Table3" style:family="table">
      <style:table-properties style:width="6.9319in" fo:margin-left="0in" fo:margin-right="-0.0069in" table:align="margins"/>
    </style:style>
    <style:style style:name="Table3.A" style:family="table-column">
      <style:table-column-properties style:column-width="0.7194in" style:rel-column-width="6801*"/>
    </style:style>
    <style:style style:name="Table3.B" style:family="table-column">
      <style:table-column-properties style:column-width="0.384in" style:rel-column-width="3630*"/>
    </style:style>
    <style:style style:name="Table3.C" style:family="table-column">
      <style:table-column-properties style:column-width="5.8285in" style:rel-column-width="55104*"/>
    </style:style>
    <style:style style:name="Table3.1" style:family="table-row">
      <style:table-row-properties style:min-row-height="0.8431in"/>
    </style:style>
    <style:style style:name="Table3.A1" style:family="table-cell">
      <style:table-cell-properties fo:padding="0in" fo:border="none"/>
    </style:style>
    <style:style style:name="Table3.B2" style:family="table-cell" style:data-style-name="N0">
      <style:table-cell-properties fo:padding="0in" fo:border="none"/>
    </style:style>
    <style:style style:name="Table3.3" style:family="table-row">
      <style:table-row-properties style:min-row-height="1.0139in"/>
    </style:style>
    <style:style style:name="Table4" style:family="table">
      <style:table-properties style:width="2.9826in" fo:margin-left="3.9382in" fo:margin-right="0.0042in" table:align="margins"/>
    </style:style>
    <style:style style:name="Table4.A" style:family="table-column">
      <style:table-column-properties style:column-width="2.9826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1.0757in"/>
    </style:style>
    <style:style style:name="Table4.3" style:family="table-row">
      <style:table-row-properties style:min-row-height="0.2181in"/>
    </style:style>
    <style:style style:name="Table4.4" style:family="table-row">
      <style:table-row-properties style:min-row-height="0.2368in"/>
    </style:style>
    <style:style style:name="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2" style:family="paragraph" style:parent-style-name="Header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3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4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Arial" fo:font-size="8pt" fo:language="en" fo:country="US" style:font-size-asian="8pt" style:font-name-complex="Arial" style:font-size-complex="9pt"/>
    </style:style>
    <style:style style:name="P5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6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>
        <style:tab-stops>
          <style:tab-stop style:position="1.1161in"/>
          <style:tab-stop style:position="3in" style:type="center"/>
          <style:tab-stop style:position="6in" style:type="right"/>
        </style:tab-stops>
      </style:paragraph-properties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Arial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name-complex="Arial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ext_20_body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id" fo:country="ID" style:font-size-asian="12pt" style:font-size-complex="12pt"/>
    </style:style>
    <style:style style:name="P18" style:family="paragraph" style:parent-style-name="Standard">
      <style:paragraph-properties fo:margin-top="0.0417in" fo:margin-bottom="0in" fo:text-align="start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19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style:font-name="Arial1" fo:font-size="10pt" fo:language="en" fo:country="US" style:font-name-complex="Arial"/>
    </style:style>
    <style:style style:name="T5" style:family="text">
      <style:text-properties fo:language="fi" fo:country="FI"/>
    </style:style>
    <style:style style:name="T6" style:family="text">
      <style:text-properties fo:background-color="#ffffff" style:font-name-complex="Arial"/>
    </style:style>
    <style:style style:name="T7" style:family="text">
      <style:text-properties fo:color="#000000" fo:language="id" fo:country="I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8"/>
          </table:table-cell>
          <table:table-cell office:value-type="string">
            <text:p text:style-name="P19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number-columns-spanned="2" office:value-type="string">
            <text:p text:style-name="P7">{kejaksaan}</text:p>
          </table:table-cell>
          <table:covered-table-cell/>
        </table:table-row>
        <table:table-row>
          <table:table-cell office:value-type="string">
            <text:p text:style-name="P7"/>
          </table:table-cell>
          <table:table-cell office:value-type="string">
            <text:p text:style-name="P16">WAS-16 A</text:p>
          </table:table-cell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11">Nomor</text:p>
          </table:table-cell>
          <table:table-cell table:style-name="Table8.A1" office:value-type="string">
            <text:p text:style-name="P10">:</text:p>
          </table:table-cell>
          <table:table-cell table:style-name="Table8.A1" office:value-type="string">
            <text:p text:style-name="P2">{no_was_16a}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>Jakarta,</text:p>
          </table:table-cell>
          <table:table-cell table:style-name="Table8.A1" table:number-columns-spanned="2" office:value-type="string">
            <text:p text:style-name="P11">{tgl_was_16a}</text:p>
          </table:table-cell>
          <table:covered-table-cell/>
        </table:table-row>
        <table:table-row>
          <table:table-cell table:style-name="Table8.A1" office:value-type="string">
            <text:p text:style-name="P11">Sifat</text:p>
          </table:table-cell>
          <table:table-cell table:style-name="Table8.A1" office:value-type="string">
            <text:p text:style-name="P10">:</text:p>
          </table:table-cell>
          <table:table-cell table:style-name="Table8.A1" office:value-type="string">
            <text:p text:style-name="P11">{sifat_surat}</text:p>
          </table:table-cell>
          <table:table-cell table:style-name="Table8.A1" office:value-type="string">
            <text:p text:style-name="P10"/>
          </table:table-cell>
          <table:table-cell table:style-name="Table8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11">Lampiran</text:p>
          </table:table-cell>
          <table:table-cell table:style-name="Table8.A1" office:value-type="string">
            <text:p text:style-name="P10">:</text:p>
          </table:table-cell>
          <table:table-cell table:style-name="Table8.A1" office:value-type="string">
            <text:p text:style-name="P11">{jml_lampiran}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11">Perihal</text:p>
          </table:table-cell>
          <table:table-cell table:style-name="Table8.A1" office:value-type="string">
            <text:p text:style-name="P10">:</text:p>
          </table:table-cell>
          <table:table-cell table:style-name="Table8.A1" table:number-rows-spanned="4" office:value-type="string">
            <text:p text:style-name="P12">{perihal} <text:span text:style-name="T7">{nama_terlapor}</text:span></text:p>
          </table:table-cell>
          <table:table-cell table:style-name="Table8.A1" office:value-type="string">
            <text:p text:style-name="P10"/>
          </table:table-cell>
          <table:table-cell table:style-name="Table8.A1" table:number-columns-spanned="3" office:value-type="string">
            <text:p text:style-name="P11">KEPADA YTH.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covered-table-cell/>
          <table:table-cell table:style-name="Table8.A1" office:value-type="string">
            <text:p text:style-name="P10"/>
          </table:table-cell>
          <table:table-cell table:style-name="Table8.A1" table:number-columns-spanned="3" office:value-type="string">
            <text:p text:style-name="P11">{kpd_was_16a}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covered-table-cell/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>DI-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covered-table-cell/>
          <table:table-cell table:style-name="Table8.A1" office:value-type="string">
            <text:p text:style-name="P10"/>
          </table:table-cell>
          <table:table-cell table:style-name="Table8.A1" table:number-columns-spanned="3" office:value-type="string">
            <text:p text:style-name="P11">{tempat}</text:p>
          </table:table-cell>
          <table:covered-table-cell/>
          <table:covered-table-cell/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Text_20_body"/>
          </table:table-cell>
          <table:table-cell table:style-name="Table3.A1" office:value-type="string">
            <text:p text:style-name="P17"><text:span text:style-name="T4"><text:s text:c="6"/></text:span><text:span text:style-name="T1">Sehubungan dengan Laporan Hasil Inspeksi Kasus Terlapor atas nama {nama_terlapor} pangkat (Gol) {pangkat_terlapor}, NIP/NRP. {nip_terlapor}, jabatan {jabatan_terlapor} sesuai surat/Nota dinas {surat} Nomor</text:span><text:span text:style-name="T3"> </text:span><text:span text:style-name="T1">: {nomor_surat} tanggal </text:span><text:span text:style-name="T6"><text:s/>{tanggal}</text:span><text:span text:style-name="T1"> , dengan ini diberitahukan</text:span><text:span text:style-name="T3"> </text:span><text:span text:style-name="T1">:</text:span></text:p>
            <text:p text:style-name="P18"/>
          </table:table-cell>
        </table:table-row>
        <table:table-row>
          <table:table-cell table:style-name="Table3.A1" office:value-type="string">
            <text:p text:style-name="P9"/>
          </table:table-cell>
          <table:table-cell table:style-name="Table3.B2" office:value-type="float" office:value="1">
            <text:p text:style-name="Text_20_body">1</text:p>
          </table:table-cell>
          <table:table-cell table:style-name="Table3.A1" office:value-type="string">
            <text:p text:style-name="P17">Jaksa Agung Muda Pengawasan telah mengusulkan kepada Jaksa Agung untuk menjatuhkan Hukuman Disiplin Berat berupa pemberhentian dengan hormat tidak atas permintaan sendiri sebagai PNS sebagaimana dimaksud dalam {isi_hukuman_disiplin} <text:s text:c="3"/>terhadap Terlapor atas nama <text:span text:style-name="T1">{nama_terlapor}</text:span>, pangkat (Gol) <text:span text:style-name="T1">{pangkat_terlapor}</text:span>, NIP/NRP. <text:span text:style-name="T1">{nip_terlapor}</text:span>, jabatan <text:span text:style-name="T1">{jabatan_terlapor}</text:span> karena telah terbukti melakukan pelanggaran disiplin yaitu <text:span text:style-name="T2"><text:s/>{pelanggaran_disiplin}</text:span></text:p>
            <text:p text:style-name="P17"/>
          </table:table-cell>
        </table:table-row>
        <table:table-row table:style-name="Table3.3">
          <table:table-cell table:style-name="Table3.A1" office:value-type="string">
            <text:p text:style-name="P9"/>
          </table:table-cell>
          <table:table-cell table:style-name="Table3.B2" office:value-type="float" office:value="2">
            <text:p text:style-name="Text_20_body">2</text:p>
          </table:table-cell>
          <table:table-cell table:style-name="Table3.A1" office:value-type="string">
            <text:p text:style-name="P17">Terhadap Terlapor diberikan kesempatan untuk mengajukan pembelaan diri di hadapan Majelis Kehormatan Jaksa dengan berpedoman pada Pasal 16 ayat 2 Peraturan Pemerintah Nomor 20 Tahun 2008 Jo. Pasal 62 PERJA Nomor : PER-022/A/JA/03/2011 tentang Penyelenggaraan Pengawasan Kejaksaan Republik Indonesia.</text:p>
          </table:table-cell>
        </table:table-row>
        <table:table-row>
          <table:table-cell table:style-name="Table3.A1" office:value-type="string">
            <text:p text:style-name="P9"/>
          </table:table-cell>
          <table:table-cell table:style-name="Table3.B2" office:value-type="float" office:value="3">
            <text:p text:style-name="Text_20_body">3</text:p>
          </table:table-cell>
          <table:table-cell table:style-name="Table3.A1" office:value-type="string">
            <text:p text:style-name="P17">Agar Saudara segera menyampaikan pemberitahuan ini kepada Terlapor dan pelaksanaannya dilaporkan kepada Jaksa Agung Muda Pengawasan.</text:p>
            <text:p text:style-name="P17"/>
          </table:table-cell>
        </table:table-row>
        <table:table-row>
          <table:table-cell table:style-name="Table3.A1" office:value-type="string">
            <text:p text:style-name="P9"/>
          </table:table-cell>
          <table:table-cell table:style-name="Table3.B2">
            <text:p text:style-name="Text_20_body"/>
          </table:table-cell>
          <table:table-cell table:style-name="Table3.A1" office:value-type="string">
            <text:p text:style-name="P17"><text:span text:style-name="T5"><text:s text:c="26"/>Demikian untuk dilaksanakan.</text:span> </text:p>
          </table:table-cell>
        </table:table-row>
      </table:table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{ttd_dari}</text:p>
          </table:table-cell>
        </table:table-row>
        <table:table-row table:style-name="Table4.2">
          <table:table-cell table:style-name="Table4.A1" office:value-type="string"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4.3">
          <table:table-cell table:style-name="Table4.A1" office:value-type="string">
            <text:p text:style-name="P15">{ttd_peg_nama}</text:p>
          </table:table-cell>
        </table:table-row>
        <table:table-row table:style-name="Table4.4">
          <table:table-cell table:style-name="Table4.A1" office:value-type="string">
            <text:p text:style-name="P14">{ttd_jabatan}, {ttd_peg_nip}</text:p>
          </table:table-cell>
        </table:table-row>
      </table:table>
      <text:p text:style-name="P3"/>
      <text:p text:style-name="P6">Tembusan<text:tab/>: :<text:line-break/>[!-- BEGIN tembusan --]{urutan_tembusan}.{jabatan_tembusan} </text:p>
      <text:p text:style-name="P6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 sp</meta:initial-creator>
    <meta:creation-date>2015-09-03T12:18:10.45</meta:creation-date>
    <dc:date>2016-02-02T09:34:46.30</dc:date>
    <dc:creator>Hasiholan Purba</dc:creator>
    <meta:editing-duration>PT11H50M17S</meta:editing-duration>
    <meta:editing-cycles>83</meta:editing-cycles>
    <meta:generator>OpenOffice/4.1.1$Win32 OpenOffice.org_project/411m6$Build-9775</meta:generator>
    <meta:document-statistic meta:table-count="5" meta:image-count="0" meta:object-count="0" meta:page-count="1" meta:paragraph-count="35" meta:word-count="194" meta:character-count="1553"/>
  </office:meta>
</office:document-meta>
</file>